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mm"/>
    </style:style>
    <style:style style:name="co2" style:family="table-column">
      <style:table-column-properties fo:break-before="auto" style:column-width="2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15mm"/>
    </style:style>
    <style:style style:name="co5" style:family="table-column">
      <style:table-column-properties fo:break-before="auto" style:column-width="20.66mm"/>
    </style:style>
    <style:style style:name="co6" style:family="table-column">
      <style:table-column-properties fo:break-before="auto" style:column-width="20.44mm"/>
    </style:style>
    <style:style style:name="co7" style:family="table-column">
      <style:table-column-properties fo:break-before="auto" style:column-width="2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_Allclasses_kappa_AgoldParAnnot25" table:style-name="ta1">
        <table:shapes>
          <draw:frame draw:z-index="0" draw:style-name="gr1" draw:text-style-name="P1" svg:width="159.99mm" svg:height="89.99mm" svg:x="8.82mm" svg:y="49.59mm">
            <draw:object draw:notify-on-update-of-ranges="All_Allclasses_kappa_AgoldParAnnot25.B1:All_Allclasses_kappa_AgoldParAnnot25.B1 All_Allclasses_kappa_AgoldParAnnot25.C1:All_Allclasses_kappa_AgoldParAnnot25.Z1 All_Allclasses_kappa_AgoldParAnnot25.B2:All_Allclasses_kappa_AgoldParAnnot25.B2 All_Allclasses_kappa_AgoldParAnnot25.C2:All_Allclasses_kappa_AgoldParAnnot25.Z2 All_Allclasses_kappa_AgoldParAnnot25.B3:All_Allclasses_kappa_AgoldParAnnot25.B3 All_Allclasses_kappa_AgoldParAnnot25.C3:All_Allclasses_kappa_AgoldParAnnot25.Z3 All_Allclasses_kappa_AgoldParAnnot25.B4:All_Allclasses_kappa_AgoldParAnnot25.B4 All_Allclasses_kappa_AgoldParAnnot25.C4:All_Allclasses_kappa_AgoldParAnnot25.Z4 All_Allclasses_kappa_AgoldParAnnot25.B5:All_Allclasses_kappa_AgoldParAnnot25.B5 All_Allclasses_kappa_AgoldParAnnot25.C5:All_Allclasses_kappa_AgoldParAnnot25.Z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3.77mm" svg:y="47.45mm">
            <draw:object draw:notify-on-update-of-ranges="All_Allclasses_kappa_AgoldParAnnot25.B1:All_Allclasses_kappa_AgoldParAnnot25.B1 All_Allclasses_kappa_AgoldParAnnot25.C1:All_Allclasses_kappa_AgoldParAnnot25.Z1 All_Allclasses_kappa_AgoldParAnnot25.B7:All_Allclasses_kappa_AgoldParAnnot25.B7 All_Allclasses_kappa_AgoldParAnnot25.C7:All_Allclasses_kappa_AgoldParAnnot25.Z7 All_Allclasses_kappa_AgoldParAnnot25.B8:All_Allclasses_kappa_AgoldParAnnot25.B8 All_Allclasses_kappa_AgoldParAnnot25.C8:All_Allclasses_kappa_AgoldParAnnot25.Z8 All_Allclasses_kappa_AgoldParAnnot25.B9:All_Allclasses_kappa_AgoldParAnnot25.B9 All_Allclasses_kappa_AgoldParAnnot25.C9:All_Allclasses_kappa_AgoldParAnnot25.Z9 All_Allclasses_kappa_AgoldParAnnot25.B10:All_Allclasses_kappa_AgoldParAnnot25.B10 All_Allclasses_kappa_AgoldParAnnot25.C10:All_Allclasses_kappa_AgoldParAnnot25.Z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kappa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98" calcext:value-type="float">
            <text:p>0,298</text:p>
          </table:table-cell>
          <table:table-cell office:value-type="float" office:value="0" calcext:value-type="float">
            <text:p>0</text:p>
          </table:table-cell>
          <table:table-cell office:value-type="float" office:value="3.095" calcext:value-type="float">
            <text:p>3,095</text:p>
          </table:table-cell>
          <table:table-cell office:value-type="float" office:value="3.299" calcext:value-type="float">
            <text:p>3,299</text:p>
          </table:table-cell>
          <table:table-cell office:value-type="float" office:value="4.462" calcext:value-type="float">
            <text:p>4,462</text:p>
          </table:table-cell>
          <table:table-cell office:value-type="float" office:value="4.729" calcext:value-type="float">
            <text:p>4,729</text:p>
          </table:table-cell>
          <table:table-cell office:value-type="float" office:value="5.662" calcext:value-type="float">
            <text:p>5,662</text:p>
          </table:table-cell>
          <table:table-cell office:value-type="float" office:value="5.878" calcext:value-type="float">
            <text:p>5,878</text:p>
          </table:table-cell>
          <table:table-cell office:value-type="float" office:value="6.77" calcext:value-type="float">
            <text:p>6,77</text:p>
          </table:table-cell>
          <table:table-cell office:value-type="float" office:value="7.016" calcext:value-type="float">
            <text:p>7,016</text:p>
          </table:table-cell>
          <table:table-cell office:value-type="float" office:value="7.9" calcext:value-type="float">
            <text:p>7,9</text:p>
          </table:table-cell>
          <table:table-cell office:value-type="float" office:value="8.198" calcext:value-type="float">
            <text:p>8,198</text:p>
          </table:table-cell>
          <table:table-cell office:value-type="float" office:value="9.15" calcext:value-type="float">
            <text:p>9,15</text:p>
          </table:table-cell>
          <table:table-cell office:value-type="float" office:value="9.48" calcext:value-type="float">
            <text:p>9,48</text:p>
          </table:table-cell>
          <table:table-cell office:value-type="float" office:value="10.6" calcext:value-type="float">
            <text:p>10,6</text:p>
          </table:table-cell>
          <table:table-cell office:value-type="float" office:value="11.001" calcext:value-type="float">
            <text:p>11,001</text:p>
          </table:table-cell>
          <table:table-cell office:value-type="float" office:value="12.346" calcext:value-type="float">
            <text:p>12,346</text:p>
          </table:table-cell>
          <table:table-cell office:value-type="float" office:value="12.868" calcext:value-type="float">
            <text:p>12,868</text:p>
          </table:table-cell>
          <table:table-cell office:value-type="float" office:value="14.655" calcext:value-type="float">
            <text:p>14,655</text:p>
          </table:table-cell>
          <table:table-cell office:value-type="float" office:value="15.221" calcext:value-type="float">
            <text:p>15,221</text:p>
          </table:table-cell>
          <table:table-cell office:value-type="float" office:value="17.811" calcext:value-type="float">
            <text:p>17,811</text:p>
          </table:table-cell>
          <table:table-cell office:value-type="float" office:value="18.626" calcext:value-type="float">
            <text:p>18,626</text:p>
          </table:table-cell>
          <table:table-cell office:value-type="float" office:value="22.4" calcext:value-type="float">
            <text:p>22,4</text:p>
          </table:table-cell>
          <table:table-cell office:value-type="float" office:value="23.814" calcext:value-type="float">
            <text:p>23,814</text:p>
          </table:table-cell>
          <table:table-cell office:value-type="float" office:value="31.852" calcext:value-type="float">
            <text:p>31,8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2" calcext:value-type="float">
            <text:p>0,332</text:p>
          </table:table-cell>
          <table:table-cell office:value-type="float" office:value="0" calcext:value-type="float">
            <text:p>0</text:p>
          </table:table-cell>
          <table:table-cell office:value-type="float" office:value="1.985" calcext:value-type="float">
            <text:p>1,985</text:p>
          </table:table-cell>
          <table:table-cell office:value-type="float" office:value="2.509" calcext:value-type="float">
            <text:p>2,509</text:p>
          </table:table-cell>
          <table:table-cell office:value-type="float" office:value="3.654" calcext:value-type="float">
            <text:p>3,654</text:p>
          </table:table-cell>
          <table:table-cell office:value-type="float" office:value="4.02" calcext:value-type="float">
            <text:p>4,02</text:p>
          </table:table-cell>
          <table:table-cell office:value-type="float" office:value="5.04" calcext:value-type="float">
            <text:p>5,04</text:p>
          </table:table-cell>
          <table:table-cell office:value-type="float" office:value="5.409" calcext:value-type="float">
            <text:p>5,409</text:p>
          </table:table-cell>
          <table:table-cell office:value-type="float" office:value="6.359" calcext:value-type="float">
            <text:p>6,359</text:p>
          </table:table-cell>
          <table:table-cell office:value-type="float" office:value="6.771" calcext:value-type="float">
            <text:p>6,771</text:p>
          </table:table-cell>
          <table:table-cell office:value-type="float" office:value="7.711" calcext:value-type="float">
            <text:p>7,711</text:p>
          </table:table-cell>
          <table:table-cell office:value-type="float" office:value="8.147" calcext:value-type="float">
            <text:p>8,147</text:p>
          </table:table-cell>
          <table:table-cell office:value-type="float" office:value="9.159" calcext:value-type="float">
            <text:p>9,159</text:p>
          </table:table-cell>
          <table:table-cell office:value-type="float" office:value="9.607" calcext:value-type="float">
            <text:p>9,607</text:p>
          </table:table-cell>
          <table:table-cell office:value-type="float" office:value="10.761" calcext:value-type="float">
            <text:p>10,761</text:p>
          </table:table-cell>
          <table:table-cell office:value-type="float" office:value="11.259" calcext:value-type="float">
            <text:p>11,259</text:p>
          </table:table-cell>
          <table:table-cell office:value-type="float" office:value="12.626" calcext:value-type="float">
            <text:p>12,626</text:p>
          </table:table-cell>
          <table:table-cell office:value-type="float" office:value="13.185" calcext:value-type="float">
            <text:p>13,185</text:p>
          </table:table-cell>
          <table:table-cell office:value-type="float" office:value="14.99" calcext:value-type="float">
            <text:p>14,99</text:p>
          </table:table-cell>
          <table:table-cell office:value-type="float" office:value="15.552" calcext:value-type="float">
            <text:p>15,552</text:p>
          </table:table-cell>
          <table:table-cell office:value-type="float" office:value="18.108" calcext:value-type="float">
            <text:p>18,108</text:p>
          </table:table-cell>
          <table:table-cell office:value-type="float" office:value="18.891" calcext:value-type="float">
            <text:p>18,891</text:p>
          </table:table-cell>
          <table:table-cell office:value-type="float" office:value="22.6" calcext:value-type="float">
            <text:p>22,6</text:p>
          </table:table-cell>
          <table:table-cell office:value-type="float" office:value="23.877" calcext:value-type="float">
            <text:p>23,877</text:p>
          </table:table-cell>
          <table:table-cell office:value-type="float" office:value="31.616" calcext:value-type="float">
            <text:p>31,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1" calcext:value-type="float">
            <text:p>0,581</text:p>
          </table:table-cell>
          <table:table-cell office:value-type="float" office:value="0" calcext:value-type="float">
            <text:p>0</text:p>
          </table:table-cell>
          <table:table-cell office:value-type="float" office:value="1.481" calcext:value-type="float">
            <text:p>1,481</text:p>
          </table:table-cell>
          <table:table-cell office:value-type="float" office:value="2.298" calcext:value-type="float">
            <text:p>2,298</text:p>
          </table:table-cell>
          <table:table-cell office:value-type="float" office:value="2.693" calcext:value-type="float">
            <text:p>2,693</text:p>
          </table:table-cell>
          <table:table-cell office:value-type="float" office:value="3.063" calcext:value-type="float">
            <text:p>3,063</text:p>
          </table:table-cell>
          <table:table-cell office:value-type="float" office:value="3.435" calcext:value-type="float">
            <text:p>3,435</text:p>
          </table:table-cell>
          <table:table-cell office:value-type="float" office:value="3.733" calcext:value-type="float">
            <text:p>3,733</text:p>
          </table:table-cell>
          <table:table-cell office:value-type="float" office:value="4.064" calcext:value-type="float">
            <text:p>4,064</text:p>
          </table:table-cell>
          <table:table-cell office:value-type="float" office:value="4.414" calcext:value-type="float">
            <text:p>4,414</text:p>
          </table:table-cell>
          <table:table-cell office:value-type="float" office:value="4.726" calcext:value-type="float">
            <text:p>4,726</text:p>
          </table:table-cell>
          <table:table-cell office:value-type="float" office:value="5.047" calcext:value-type="float">
            <text:p>5,047</text:p>
          </table:table-cell>
          <table:table-cell office:value-type="float" office:value="5.452" calcext:value-type="float">
            <text:p>5,452</text:p>
          </table:table-cell>
          <table:table-cell office:value-type="float" office:value="5.77" calcext:value-type="float">
            <text:p>5,77</text:p>
          </table:table-cell>
          <table:table-cell office:value-type="float" office:value="6.171" calcext:value-type="float">
            <text:p>6,171</text:p>
          </table:table-cell>
          <table:table-cell office:value-type="float" office:value="6.601" calcext:value-type="float">
            <text:p>6,601</text:p>
          </table:table-cell>
          <table:table-cell office:value-type="float" office:value="7.048" calcext:value-type="float">
            <text:p>7,048</text:p>
          </table:table-cell>
          <table:table-cell office:value-type="float" office:value="7.466" calcext:value-type="float">
            <text:p>7,466</text:p>
          </table:table-cell>
          <table:table-cell office:value-type="float" office:value="8.177" calcext:value-type="float">
            <text:p>8,177</text:p>
          </table:table-cell>
          <table:table-cell office:value-type="float" office:value="8.617" calcext:value-type="float">
            <text:p>8,617</text:p>
          </table:table-cell>
          <table:table-cell office:value-type="float" office:value="9.545" calcext:value-type="float">
            <text:p>9,545</text:p>
          </table:table-cell>
          <table:table-cell office:value-type="float" office:value="10.343" calcext:value-type="float">
            <text:p>10,343</text:p>
          </table:table-cell>
          <table:table-cell office:value-type="float" office:value="11.889" calcext:value-type="float">
            <text:p>11,889</text:p>
          </table:table-cell>
          <table:table-cell office:value-type="float" office:value="12.821" calcext:value-type="float">
            <text:p>12,821</text:p>
          </table:table-cell>
          <table:table-cell office:value-type="float" office:value="17.913" calcext:value-type="float">
            <text:p>17,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3" calcext:value-type="float">
            <text:p>0,613</text:p>
          </table:table-cell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,685</text:p>
          </table:table-cell>
          <table:table-cell office:value-type="float" office:value="1.164" calcext:value-type="float">
            <text:p>1,164</text:p>
          </table:table-cell>
          <table:table-cell office:value-type="float" office:value="1.497" calcext:value-type="float">
            <text:p>1,497</text:p>
          </table:table-cell>
          <table:table-cell office:value-type="float" office:value="1.839" calcext:value-type="float">
            <text:p>1,839</text:p>
          </table:table-cell>
          <table:table-cell office:value-type="float" office:value="2.146" calcext:value-type="float">
            <text:p>2,146</text:p>
          </table:table-cell>
          <table:table-cell office:value-type="float" office:value="2.447" calcext:value-type="float">
            <text:p>2,447</text:p>
          </table:table-cell>
          <table:table-cell office:value-type="float" office:value="2.772" calcext:value-type="float">
            <text:p>2,772</text:p>
          </table:table-cell>
          <table:table-cell office:value-type="float" office:value="3.078" calcext:value-type="float">
            <text:p>3,078</text:p>
          </table:table-cell>
          <table:table-cell office:value-type="float" office:value="3.384" calcext:value-type="float">
            <text:p>3,384</text:p>
          </table:table-cell>
          <table:table-cell office:value-type="float" office:value="3.726" calcext:value-type="float">
            <text:p>3,726</text:p>
          </table:table-cell>
          <table:table-cell office:value-type="float" office:value="4.077" calcext:value-type="float">
            <text:p>4,077</text:p>
          </table:table-cell>
          <table:table-cell office:value-type="float" office:value="4.404" calcext:value-type="float">
            <text:p>4,404</text:p>
          </table:table-cell>
          <table:table-cell office:value-type="float" office:value="4.833" calcext:value-type="float">
            <text:p>4,833</text:p>
          </table:table-cell>
          <table:table-cell office:value-type="float" office:value="5.245" calcext:value-type="float">
            <text:p>5,245</text:p>
          </table:table-cell>
          <table:table-cell office:value-type="float" office:value="5.689" calcext:value-type="float">
            <text:p>5,689</text:p>
          </table:table-cell>
          <table:table-cell office:value-type="float" office:value="6.197" calcext:value-type="float">
            <text:p>6,197</text:p>
          </table:table-cell>
          <table:table-cell office:value-type="float" office:value="6.844" calcext:value-type="float">
            <text:p>6,844</text:p>
          </table:table-cell>
          <table:table-cell office:value-type="float" office:value="7.339" calcext:value-type="float">
            <text:p>7,339</text:p>
          </table:table-cell>
          <table:table-cell office:value-type="float" office:value="8.273" calcext:value-type="float">
            <text:p>8,273</text:p>
          </table:table-cell>
          <table:table-cell office:value-type="float" office:value="9.07" calcext:value-type="float">
            <text:p>9,07</text:p>
          </table:table-cell>
          <table:table-cell office:value-type="float" office:value="10.454" calcext:value-type="float">
            <text:p>10,454</text:p>
          </table:table-cell>
          <table:table-cell office:value-type="float" office:value="11.484" calcext:value-type="float">
            <text:p>11,484</text:p>
          </table:table-cell>
          <table:table-cell office:value-type="float" office:value="16.383" calcext:value-type="float">
            <text:p>16,383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office:value-type="float" office:value="4.964" calcext:value-type="float">
            <text:p>4,964</text:p>
          </table:table-cell>
          <table:table-cell office:value-type="float" office:value="5.92" calcext:value-type="float">
            <text:p>5,92</text:p>
          </table:table-cell>
          <table:table-cell office:value-type="float" office:value="6.672" calcext:value-type="float">
            <text:p>6,672</text:p>
          </table:table-cell>
          <table:table-cell office:value-type="float" office:value="7.456" calcext:value-type="float">
            <text:p>7,456</text:p>
          </table:table-cell>
          <table:table-cell office:value-type="float" office:value="8.152" calcext:value-type="float">
            <text:p>8,152</text:p>
          </table:table-cell>
          <table:table-cell office:value-type="float" office:value="8.826" calcext:value-type="float">
            <text:p>8,826</text:p>
          </table:table-cell>
          <table:table-cell office:value-type="float" office:value="9.562" calcext:value-type="float">
            <text:p>9,562</text:p>
          </table:table-cell>
          <table:table-cell office:value-type="float" office:value="10.242" calcext:value-type="float">
            <text:p>10,242</text:p>
          </table:table-cell>
          <table:table-cell office:value-type="float" office:value="11.001" calcext:value-type="float">
            <text:p>11,001</text:p>
          </table:table-cell>
          <table:table-cell office:value-type="float" office:value="11.718" calcext:value-type="float">
            <text:p>11,718</text:p>
          </table:table-cell>
          <table:table-cell office:value-type="float" office:value="12.586" calcext:value-type="float">
            <text:p>12,586</text:p>
          </table:table-cell>
          <table:table-cell office:value-type="float" office:value="13.317" calcext:value-type="float">
            <text:p>13,317</text:p>
          </table:table-cell>
          <table:table-cell office:value-type="float" office:value="14.351" calcext:value-type="float">
            <text:p>14,351</text:p>
          </table:table-cell>
          <table:table-cell office:value-type="float" office:value="15.196" calcext:value-type="float">
            <text:p>15,196</text:p>
          </table:table-cell>
          <table:table-cell office:value-type="float" office:value="16.401" calcext:value-type="float">
            <text:p>16,401</text:p>
          </table:table-cell>
          <table:table-cell office:value-type="float" office:value="17.433" calcext:value-type="float">
            <text:p>17,433</text:p>
          </table:table-cell>
          <table:table-cell office:value-type="float" office:value="19.056" calcext:value-type="float">
            <text:p>19,056</text:p>
          </table:table-cell>
          <table:table-cell office:value-type="float" office:value="20.169" calcext:value-type="float">
            <text:p>20,169</text:p>
          </table:table-cell>
          <table:table-cell office:value-type="float" office:value="22.584" calcext:value-type="float">
            <text:p>22,584</text:p>
          </table:table-cell>
          <table:table-cell office:value-type="float" office:value="24.141" calcext:value-type="float">
            <text:p>24,141</text:p>
          </table:table-cell>
          <table:table-cell office:value-type="float" office:value="27.416" calcext:value-type="float">
            <text:p>27,416</text:p>
          </table:table-cell>
          <table:table-cell office:value-type="float" office:value="30.403" calcext:value-type="float">
            <text:p>30,403</text:p>
          </table:table-cell>
          <table:table-cell office:value-type="float" office:value="37.791" calcext:value-type="float">
            <text:p>37,7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6" calcext:value-type="float">
            <text:p>0,226</text:p>
          </table:table-cell>
          <table:table-cell office:value-type="float" office:value="0" calcext:value-type="float">
            <text:p>0</text:p>
          </table:table-cell>
          <table:table-cell office:value-type="float" office:value="4.613" calcext:value-type="float">
            <text:p>4,613</text:p>
          </table:table-cell>
          <table:table-cell office:value-type="float" office:value="5.307" calcext:value-type="float">
            <text:p>5,307</text:p>
          </table:table-cell>
          <table:table-cell office:value-type="float" office:value="6.569" calcext:value-type="float">
            <text:p>6,569</text:p>
          </table:table-cell>
          <table:table-cell office:value-type="float" office:value="7.366" calcext:value-type="float">
            <text:p>7,366</text:p>
          </table:table-cell>
          <table:table-cell office:value-type="float" office:value="8.461" calcext:value-type="float">
            <text:p>8,461</text:p>
          </table:table-cell>
          <table:table-cell office:value-type="float" office:value="9.283" calcext:value-type="float">
            <text:p>9,283</text:p>
          </table:table-cell>
          <table:table-cell office:value-type="float" office:value="10.382" calcext:value-type="float">
            <text:p>10,382</text:p>
          </table:table-cell>
          <table:table-cell office:value-type="float" office:value="11.288" calcext:value-type="float">
            <text:p>11,288</text:p>
          </table:table-cell>
          <table:table-cell office:value-type="float" office:value="12.355" calcext:value-type="float">
            <text:p>12,355</text:p>
          </table:table-cell>
          <table:table-cell office:value-type="float" office:value="13.369" calcext:value-type="float">
            <text:p>13,369</text:p>
          </table:table-cell>
          <table:table-cell office:value-type="float" office:value="14.524" calcext:value-type="float">
            <text:p>14,524</text:p>
          </table:table-cell>
          <table:table-cell office:value-type="float" office:value="15.553" calcext:value-type="float">
            <text:p>15,553</text:p>
          </table:table-cell>
          <table:table-cell office:value-type="float" office:value="16.89" calcext:value-type="float">
            <text:p>16,89</text:p>
          </table:table-cell>
          <table:table-cell office:value-type="float" office:value="18.066" calcext:value-type="float">
            <text:p>18,066</text:p>
          </table:table-cell>
          <table:table-cell office:value-type="float" office:value="19.499" calcext:value-type="float">
            <text:p>19,499</text:p>
          </table:table-cell>
          <table:table-cell office:value-type="float" office:value="20.935" calcext:value-type="float">
            <text:p>20,935</text:p>
          </table:table-cell>
          <table:table-cell office:value-type="float" office:value="22.772" calcext:value-type="float">
            <text:p>22,772</text:p>
          </table:table-cell>
          <table:table-cell office:value-type="float" office:value="24.22" calcext:value-type="float">
            <text:p>24,22</text:p>
          </table:table-cell>
          <table:table-cell office:value-type="float" office:value="26.877" calcext:value-type="float">
            <text:p>26,877</text:p>
          </table:table-cell>
          <table:table-cell office:value-type="float" office:value="28.818" calcext:value-type="float">
            <text:p>28,818</text:p>
          </table:table-cell>
          <table:table-cell office:value-type="float" office:value="32.031" calcext:value-type="float">
            <text:p>32,031</text:p>
          </table:table-cell>
          <table:table-cell office:value-type="float" office:value="35.353" calcext:value-type="float">
            <text:p>35,353</text:p>
          </table:table-cell>
          <table:table-cell office:value-type="float" office:value="42.453" calcext:value-type="float">
            <text:p>42,4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5" calcext:value-type="float">
            <text:p>0,445</text:p>
          </table:table-cell>
          <table:table-cell office:value-type="float" office:value="0" calcext:value-type="float">
            <text:p>0</text:p>
          </table:table-cell>
          <table:table-cell office:value-type="float" office:value="3.028" calcext:value-type="float">
            <text:p>3,028</text:p>
          </table:table-cell>
          <table:table-cell office:value-type="float" office:value="3.814" calcext:value-type="float">
            <text:p>3,814</text:p>
          </table:table-cell>
          <table:table-cell office:value-type="float" office:value="4.599" calcext:value-type="float">
            <text:p>4,599</text:p>
          </table:table-cell>
          <table:table-cell office:value-type="float" office:value="5.251" calcext:value-type="float">
            <text:p>5,251</text:p>
          </table:table-cell>
          <table:table-cell office:value-type="float" office:value="5.958" calcext:value-type="float">
            <text:p>5,958</text:p>
          </table:table-cell>
          <table:table-cell office:value-type="float" office:value="6.538" calcext:value-type="float">
            <text:p>6,538</text:p>
          </table:table-cell>
          <table:table-cell office:value-type="float" office:value="7.197" calcext:value-type="float">
            <text:p>7,197</text:p>
          </table:table-cell>
          <table:table-cell office:value-type="float" office:value="7.789" calcext:value-type="float">
            <text:p>7,789</text:p>
          </table:table-cell>
          <table:table-cell office:value-type="float" office:value="8.449" calcext:value-type="float">
            <text:p>8,449</text:p>
          </table:table-cell>
          <table:table-cell office:value-type="float" office:value="9.047" calcext:value-type="float">
            <text:p>9,047</text:p>
          </table:table-cell>
          <table:table-cell office:value-type="float" office:value="9.788" calcext:value-type="float">
            <text:p>9,788</text:p>
          </table:table-cell>
          <table:table-cell office:value-type="float" office:value="10.396" calcext:value-type="float">
            <text:p>10,396</text:p>
          </table:table-cell>
          <table:table-cell office:value-type="float" office:value="11.233" calcext:value-type="float">
            <text:p>11,233</text:p>
          </table:table-cell>
          <table:table-cell office:value-type="float" office:value="11.947" calcext:value-type="float">
            <text:p>11,947</text:p>
          </table:table-cell>
          <table:table-cell office:value-type="float" office:value="12.899" calcext:value-type="float">
            <text:p>12,899</text:p>
          </table:table-cell>
          <table:table-cell office:value-type="float" office:value="13.727" calcext:value-type="float">
            <text:p>13,727</text:p>
          </table:table-cell>
          <table:table-cell office:value-type="float" office:value="15.049" calcext:value-type="float">
            <text:p>15,049</text:p>
          </table:table-cell>
          <table:table-cell office:value-type="float" office:value="15.964" calcext:value-type="float">
            <text:p>15,964</text:p>
          </table:table-cell>
          <table:table-cell office:value-type="float" office:value="17.885" calcext:value-type="float">
            <text:p>17,885</text:p>
          </table:table-cell>
          <table:table-cell office:value-type="float" office:value="19.238" calcext:value-type="float">
            <text:p>19,238</text:p>
          </table:table-cell>
          <table:table-cell office:value-type="float" office:value="22.098" calcext:value-type="float">
            <text:p>22,098</text:p>
          </table:table-cell>
          <table:table-cell office:value-type="float" office:value="24.4" calcext:value-type="float">
            <text:p>24,4</text:p>
          </table:table-cell>
          <table:table-cell office:value-type="float" office:value="31.595" calcext:value-type="float">
            <text:p>31,5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2" calcext:value-type="float">
            <text:p>0,492</text:p>
          </table:table-cell>
          <table:table-cell office:value-type="float" office:value="0" calcext:value-type="float">
            <text:p>0</text:p>
          </table:table-cell>
          <table:table-cell office:value-type="float" office:value="1.525" calcext:value-type="float">
            <text:p>1,525</text:p>
          </table:table-cell>
          <table:table-cell office:value-type="float" office:value="2.223" calcext:value-type="float">
            <text:p>2,223</text:p>
          </table:table-cell>
          <table:table-cell office:value-type="float" office:value="2.955" calcext:value-type="float">
            <text:p>2,955</text:p>
          </table:table-cell>
          <table:table-cell office:value-type="float" office:value="3.545" calcext:value-type="float">
            <text:p>3,545</text:p>
          </table:table-cell>
          <table:table-cell office:value-type="float" office:value="4.12" calcext:value-type="float">
            <text:p>4,12</text:p>
          </table:table-cell>
          <table:table-cell office:value-type="float" office:value="4.638" calcext:value-type="float">
            <text:p>4,638</text:p>
          </table:table-cell>
          <table:table-cell office:value-type="float" office:value="5.199" calcext:value-type="float">
            <text:p>5,199</text:p>
          </table:table-cell>
          <table:table-cell office:value-type="float" office:value="5.707" calcext:value-type="float">
            <text:p>5,707</text:p>
          </table:table-cell>
          <table:table-cell office:value-type="float" office:value="6.294" calcext:value-type="float">
            <text:p>6,294</text:p>
          </table:table-cell>
          <table:table-cell office:value-type="float" office:value="6.828" calcext:value-type="float">
            <text:p>6,828</text:p>
          </table:table-cell>
          <table:table-cell office:value-type="float" office:value="7.491" calcext:value-type="float">
            <text:p>7,491</text:p>
          </table:table-cell>
          <table:table-cell office:value-type="float" office:value="8.047" calcext:value-type="float">
            <text:p>8,047</text:p>
          </table:table-cell>
          <table:table-cell office:value-type="float" office:value="8.838" calcext:value-type="float">
            <text:p>8,838</text:p>
          </table:table-cell>
          <table:table-cell office:value-type="float" office:value="9.49" calcext:value-type="float">
            <text:p>9,49</text:p>
          </table:table-cell>
          <table:table-cell office:value-type="float" office:value="10.437" calcext:value-type="float">
            <text:p>10,437</text:p>
          </table:table-cell>
          <table:table-cell office:value-type="float" office:value="11.236" calcext:value-type="float">
            <text:p>11,236</text:p>
          </table:table-cell>
          <table:table-cell office:value-type="float" office:value="12.528" calcext:value-type="float">
            <text:p>12,528</text:p>
          </table:table-cell>
          <table:table-cell office:value-type="float" office:value="13.438" calcext:value-type="float">
            <text:p>13,438</text:p>
          </table:table-cell>
          <table:table-cell office:value-type="float" office:value="15.351" calcext:value-type="float">
            <text:p>15,351</text:p>
          </table:table-cell>
          <table:table-cell office:value-type="float" office:value="16.633" calcext:value-type="float">
            <text:p>16,633</text:p>
          </table:table-cell>
          <table:table-cell office:value-type="float" office:value="19.398" calcext:value-type="float">
            <text:p>19,398</text:p>
          </table:table-cell>
          <table:table-cell office:value-type="float" office:value="21.608" calcext:value-type="float">
            <text:p>21,608</text:p>
          </table:table-cell>
          <table:table-cell office:value-type="float" office:value="28.648" calcext:value-type="float">
            <text:p>28,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9T14:15:22.512000000</dc:date>
    <meta:editing-duration>PT6M40S</meta:editing-duration>
    <meta:editing-cycles>1</meta:editing-cycles>
    <meta:document-statistic meta:table-count="1" meta:cell-count="234" meta:object-count="2"/>
    <meta:generator>LibreOffice/5.4.6.2$Windows_X86_64 LibreOffice_project/4014ce260a04f1026ba855d3b8d91541c224eab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4cm" svg:y="0.316cm" chart:style-name="ch2">
          <text:p>3 classes</text:p>
        </chart:title>
        <chart:legend chart:legend-position="end" svg:x="13.788cm" svg:y="3.442cm" style:legend-expansion="high" chart:style-name="ch3"/>
        <chart:plot-area chart:style-name="ch4" table:cell-range-address="All_Allclasses_kappa_AgoldParAnnot25.B1:All_Allclasses_kappa_AgoldParAnnot25.Z5" chart:data-source-has-labels="both" svg:x="1.321cm" svg:y="1.301cm" svg:width="12.147cm" svg:height="6.548cm">
          <chartooo:coordinate-region svg:x="1.953cm" svg:y="1.504cm" svg:width="11.418cm" svg:height="5.692cm"/>
          <chart:axis chart:dimension="x" chart:name="primary-x" chart:style-name="ch5" chartooo:axis-type="auto">
            <chartooo:date-scale/>
            <chart:title svg:x="5.844cm" svg:y="8.029cm" chart:style-name="ch6">
              <text:p>nombre d'annotateurs</text:p>
            </chart:title>
            <chart:categories table:cell-range-address="All_Allclasses_kappa_AgoldParAnnot25.C1:All_Allclasses_kappa_AgoldParAnnot25.Z1"/>
          </chart:axis>
          <chart:axis chart:dimension="y" chart:name="primary-y" chart:style-name="ch5">
            <chart:title svg:x="0.451cm" svg:y="5.839cm" chart:style-name="ch7">
              <text:p>% de modification</text:p>
            </chart:title>
            <chart:grid chart:style-name="ch8" chart:class="major"/>
          </chart:axis>
          <chart:series chart:style-name="ch9" chart:values-cell-range-address="All_Allclasses_kappa_AgoldParAnnot25.C2:All_Allclasses_kappa_AgoldParAnnot25.Z2" chart:label-cell-address="All_Allclasses_kappa_AgoldParAnnot25.B2:All_Allclasses_kappa_AgoldParAnnot25.B2" chart:class="chart:line">
            <chart:data-point chart:repeated="24"/>
          </chart:series>
          <chart:series chart:style-name="ch10" chart:values-cell-range-address="All_Allclasses_kappa_AgoldParAnnot25.C3:All_Allclasses_kappa_AgoldParAnnot25.Z3" chart:label-cell-address="All_Allclasses_kappa_AgoldParAnnot25.B3:All_Allclasses_kappa_AgoldParAnnot25.B3" chart:class="chart:line">
            <chart:data-point chart:repeated="24"/>
          </chart:series>
          <chart:series chart:style-name="ch11" chart:values-cell-range-address="All_Allclasses_kappa_AgoldParAnnot25.C4:All_Allclasses_kappa_AgoldParAnnot25.Z4" chart:label-cell-address="All_Allclasses_kappa_AgoldParAnnot25.B4:All_Allclasses_kappa_AgoldParAnnot25.B4" chart:class="chart:line">
            <chart:data-point chart:repeated="24"/>
          </chart:series>
          <chart:series chart:style-name="ch12" chart:values-cell-range-address="All_Allclasses_kappa_AgoldParAnnot25.C5:All_Allclasses_kappa_AgoldParAnnot25.Z5" chart:label-cell-address="All_Allclasses_kappa_AgoldParAnnot25.B5:All_Allclasses_kappa_AgoldParAnnot25.B5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25</text:p>
                <draw:g>
                  <svg:desc>All_Allclasses_kappa_AgoldParAnnot25.C1:All_Allclasses_kappa_AgoldParAnnot25.Z1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0,298</text:p>
                <draw:g>
                  <svg:desc>All_Allclasses_kappa_AgoldParAnnot25.B2:All_Allclasses_kappa_AgoldParAnnot25.B2</svg:desc>
                </draw:g>
              </table:table-cell>
              <table:table-cell office:value-type="float" office:value="0">
                <text:p>0</text:p>
                <draw:g>
                  <svg:desc>All_Allclasses_kappa_AgoldParAnnot25.C2:All_Allclasses_kappa_AgoldParAnnot25.Z2</svg:desc>
                </draw:g>
              </table:table-cell>
              <table:table-cell office:value-type="float" office:value="3.095">
                <text:p>3.095</text:p>
              </table:table-cell>
              <table:table-cell office:value-type="float" office:value="3.299">
                <text:p>3.299</text:p>
              </table:table-cell>
              <table:table-cell office:value-type="float" office:value="4.462">
                <text:p>4.462</text:p>
              </table:table-cell>
              <table:table-cell office:value-type="float" office:value="4.729">
                <text:p>4.729</text:p>
              </table:table-cell>
              <table:table-cell office:value-type="float" office:value="5.662">
                <text:p>5.662</text:p>
              </table:table-cell>
              <table:table-cell office:value-type="float" office:value="5.878">
                <text:p>5.878</text:p>
              </table:table-cell>
              <table:table-cell office:value-type="float" office:value="6.77">
                <text:p>6.77</text:p>
              </table:table-cell>
              <table:table-cell office:value-type="float" office:value="7.016">
                <text:p>7.016</text:p>
              </table:table-cell>
              <table:table-cell office:value-type="float" office:value="7.9">
                <text:p>7.9</text:p>
              </table:table-cell>
              <table:table-cell office:value-type="float" office:value="8.198">
                <text:p>8.198</text:p>
              </table:table-cell>
              <table:table-cell office:value-type="float" office:value="9.15">
                <text:p>9.15</text:p>
              </table:table-cell>
              <table:table-cell office:value-type="float" office:value="9.48">
                <text:p>9.48</text:p>
              </table:table-cell>
              <table:table-cell office:value-type="float" office:value="10.6">
                <text:p>10.6</text:p>
              </table:table-cell>
              <table:table-cell office:value-type="float" office:value="11.001">
                <text:p>11.001</text:p>
              </table:table-cell>
              <table:table-cell office:value-type="float" office:value="12.346">
                <text:p>12.346</text:p>
              </table:table-cell>
              <table:table-cell office:value-type="float" office:value="12.868">
                <text:p>12.868</text:p>
              </table:table-cell>
              <table:table-cell office:value-type="float" office:value="14.655">
                <text:p>14.655</text:p>
              </table:table-cell>
              <table:table-cell office:value-type="float" office:value="15.221">
                <text:p>15.221</text:p>
              </table:table-cell>
              <table:table-cell office:value-type="float" office:value="17.811">
                <text:p>17.811</text:p>
              </table:table-cell>
              <table:table-cell office:value-type="float" office:value="18.626">
                <text:p>18.626</text:p>
              </table:table-cell>
              <table:table-cell office:value-type="float" office:value="22.4">
                <text:p>22.4</text:p>
              </table:table-cell>
              <table:table-cell office:value-type="float" office:value="23.814">
                <text:p>23.814</text:p>
              </table:table-cell>
              <table:table-cell office:value-type="float" office:value="31.852">
                <text:p>31.852</text:p>
              </table:table-cell>
            </table:table-row>
            <table:table-row>
              <table:table-cell office:value-type="string">
                <text:p>0,332</text:p>
                <draw:g>
                  <svg:desc>All_Allclasses_kappa_AgoldParAnnot25.B3:All_Allclasses_kappa_AgoldParAnnot25.B3</svg:desc>
                </draw:g>
              </table:table-cell>
              <table:table-cell office:value-type="float" office:value="0">
                <text:p>0</text:p>
                <draw:g>
                  <svg:desc>All_Allclasses_kappa_AgoldParAnnot25.C3:All_Allclasses_kappa_AgoldParAnnot25.Z3</svg:desc>
                </draw:g>
              </table:table-cell>
              <table:table-cell office:value-type="float" office:value="1.985">
                <text:p>1.985</text:p>
              </table:table-cell>
              <table:table-cell office:value-type="float" office:value="2.509">
                <text:p>2.509</text:p>
              </table:table-cell>
              <table:table-cell office:value-type="float" office:value="3.654">
                <text:p>3.654</text:p>
              </table:table-cell>
              <table:table-cell office:value-type="float" office:value="4.02">
                <text:p>4.02</text:p>
              </table:table-cell>
              <table:table-cell office:value-type="float" office:value="5.04">
                <text:p>5.04</text:p>
              </table:table-cell>
              <table:table-cell office:value-type="float" office:value="5.409">
                <text:p>5.409</text:p>
              </table:table-cell>
              <table:table-cell office:value-type="float" office:value="6.359">
                <text:p>6.359</text:p>
              </table:table-cell>
              <table:table-cell office:value-type="float" office:value="6.771">
                <text:p>6.771</text:p>
              </table:table-cell>
              <table:table-cell office:value-type="float" office:value="7.711">
                <text:p>7.711</text:p>
              </table:table-cell>
              <table:table-cell office:value-type="float" office:value="8.147">
                <text:p>8.147</text:p>
              </table:table-cell>
              <table:table-cell office:value-type="float" office:value="9.159">
                <text:p>9.159</text:p>
              </table:table-cell>
              <table:table-cell office:value-type="float" office:value="9.607">
                <text:p>9.607</text:p>
              </table:table-cell>
              <table:table-cell office:value-type="float" office:value="10.761">
                <text:p>10.761</text:p>
              </table:table-cell>
              <table:table-cell office:value-type="float" office:value="11.259">
                <text:p>11.259</text:p>
              </table:table-cell>
              <table:table-cell office:value-type="float" office:value="12.626">
                <text:p>12.626</text:p>
              </table:table-cell>
              <table:table-cell office:value-type="float" office:value="13.185">
                <text:p>13.185</text:p>
              </table:table-cell>
              <table:table-cell office:value-type="float" office:value="14.99">
                <text:p>14.99</text:p>
              </table:table-cell>
              <table:table-cell office:value-type="float" office:value="15.552">
                <text:p>15.552</text:p>
              </table:table-cell>
              <table:table-cell office:value-type="float" office:value="18.108">
                <text:p>18.108</text:p>
              </table:table-cell>
              <table:table-cell office:value-type="float" office:value="18.891">
                <text:p>18.891</text:p>
              </table:table-cell>
              <table:table-cell office:value-type="float" office:value="22.6">
                <text:p>22.6</text:p>
              </table:table-cell>
              <table:table-cell office:value-type="float" office:value="23.877">
                <text:p>23.877</text:p>
              </table:table-cell>
              <table:table-cell office:value-type="float" office:value="31.616">
                <text:p>31.616</text:p>
              </table:table-cell>
            </table:table-row>
            <table:table-row>
              <table:table-cell office:value-type="string">
                <text:p>0,581</text:p>
                <draw:g>
                  <svg:desc>All_Allclasses_kappa_AgoldParAnnot25.B4:All_Allclasses_kappa_AgoldParAnnot25.B4</svg:desc>
                </draw:g>
              </table:table-cell>
              <table:table-cell office:value-type="float" office:value="0">
                <text:p>0</text:p>
                <draw:g>
                  <svg:desc>All_Allclasses_kappa_AgoldParAnnot25.C4:All_Allclasses_kappa_AgoldParAnnot25.Z4</svg:desc>
                </draw:g>
              </table:table-cell>
              <table:table-cell office:value-type="float" office:value="1.481">
                <text:p>1.481</text:p>
              </table:table-cell>
              <table:table-cell office:value-type="float" office:value="2.298">
                <text:p>2.298</text:p>
              </table:table-cell>
              <table:table-cell office:value-type="float" office:value="2.693">
                <text:p>2.693</text:p>
              </table:table-cell>
              <table:table-cell office:value-type="float" office:value="3.063">
                <text:p>3.063</text:p>
              </table:table-cell>
              <table:table-cell office:value-type="float" office:value="3.435">
                <text:p>3.435</text:p>
              </table:table-cell>
              <table:table-cell office:value-type="float" office:value="3.733">
                <text:p>3.733</text:p>
              </table:table-cell>
              <table:table-cell office:value-type="float" office:value="4.064">
                <text:p>4.064</text:p>
              </table:table-cell>
              <table:table-cell office:value-type="float" office:value="4.414">
                <text:p>4.414</text:p>
              </table:table-cell>
              <table:table-cell office:value-type="float" office:value="4.726">
                <text:p>4.726</text:p>
              </table:table-cell>
              <table:table-cell office:value-type="float" office:value="5.047">
                <text:p>5.047</text:p>
              </table:table-cell>
              <table:table-cell office:value-type="float" office:value="5.452">
                <text:p>5.452</text:p>
              </table:table-cell>
              <table:table-cell office:value-type="float" office:value="5.77">
                <text:p>5.77</text:p>
              </table:table-cell>
              <table:table-cell office:value-type="float" office:value="6.171">
                <text:p>6.171</text:p>
              </table:table-cell>
              <table:table-cell office:value-type="float" office:value="6.601">
                <text:p>6.601</text:p>
              </table:table-cell>
              <table:table-cell office:value-type="float" office:value="7.048">
                <text:p>7.048</text:p>
              </table:table-cell>
              <table:table-cell office:value-type="float" office:value="7.466">
                <text:p>7.466</text:p>
              </table:table-cell>
              <table:table-cell office:value-type="float" office:value="8.177">
                <text:p>8.177</text:p>
              </table:table-cell>
              <table:table-cell office:value-type="float" office:value="8.617">
                <text:p>8.617</text:p>
              </table:table-cell>
              <table:table-cell office:value-type="float" office:value="9.545">
                <text:p>9.545</text:p>
              </table:table-cell>
              <table:table-cell office:value-type="float" office:value="10.343">
                <text:p>10.343</text:p>
              </table:table-cell>
              <table:table-cell office:value-type="float" office:value="11.889">
                <text:p>11.889</text:p>
              </table:table-cell>
              <table:table-cell office:value-type="float" office:value="12.821">
                <text:p>12.821</text:p>
              </table:table-cell>
              <table:table-cell office:value-type="float" office:value="17.913">
                <text:p>17.913</text:p>
              </table:table-cell>
            </table:table-row>
            <table:table-row>
              <table:table-cell office:value-type="string">
                <text:p>0,613</text:p>
                <draw:g>
                  <svg:desc>All_Allclasses_kappa_AgoldParAnnot25.B5:All_Allclasses_kappa_AgoldParAnnot25.B5</svg:desc>
                </draw:g>
              </table:table-cell>
              <table:table-cell office:value-type="float" office:value="0">
                <text:p>0</text:p>
                <draw:g>
                  <svg:desc>All_Allclasses_kappa_AgoldParAnnot25.C5:All_Allclasses_kappa_AgoldParAnnot25.Z5</svg:desc>
                </draw:g>
              </table:table-cell>
              <table:table-cell office:value-type="float" office:value="0.685">
                <text:p>0.685</text:p>
              </table:table-cell>
              <table:table-cell office:value-type="float" office:value="1.164">
                <text:p>1.164</text:p>
              </table:table-cell>
              <table:table-cell office:value-type="float" office:value="1.497">
                <text:p>1.497</text:p>
              </table:table-cell>
              <table:table-cell office:value-type="float" office:value="1.839">
                <text:p>1.839</text:p>
              </table:table-cell>
              <table:table-cell office:value-type="float" office:value="2.146">
                <text:p>2.146</text:p>
              </table:table-cell>
              <table:table-cell office:value-type="float" office:value="2.447">
                <text:p>2.447</text:p>
              </table:table-cell>
              <table:table-cell office:value-type="float" office:value="2.772">
                <text:p>2.772</text:p>
              </table:table-cell>
              <table:table-cell office:value-type="float" office:value="3.078">
                <text:p>3.078</text:p>
              </table:table-cell>
              <table:table-cell office:value-type="float" office:value="3.384">
                <text:p>3.384</text:p>
              </table:table-cell>
              <table:table-cell office:value-type="float" office:value="3.726">
                <text:p>3.726</text:p>
              </table:table-cell>
              <table:table-cell office:value-type="float" office:value="4.077">
                <text:p>4.077</text:p>
              </table:table-cell>
              <table:table-cell office:value-type="float" office:value="4.404">
                <text:p>4.404</text:p>
              </table:table-cell>
              <table:table-cell office:value-type="float" office:value="4.833">
                <text:p>4.833</text:p>
              </table:table-cell>
              <table:table-cell office:value-type="float" office:value="5.245">
                <text:p>5.245</text:p>
              </table:table-cell>
              <table:table-cell office:value-type="float" office:value="5.689">
                <text:p>5.689</text:p>
              </table:table-cell>
              <table:table-cell office:value-type="float" office:value="6.197">
                <text:p>6.197</text:p>
              </table:table-cell>
              <table:table-cell office:value-type="float" office:value="6.844">
                <text:p>6.844</text:p>
              </table:table-cell>
              <table:table-cell office:value-type="float" office:value="7.339">
                <text:p>7.339</text:p>
              </table:table-cell>
              <table:table-cell office:value-type="float" office:value="8.273">
                <text:p>8.273</text:p>
              </table:table-cell>
              <table:table-cell office:value-type="float" office:value="9.07">
                <text:p>9.07</text:p>
              </table:table-cell>
              <table:table-cell office:value-type="float" office:value="10.454">
                <text:p>10.454</text:p>
              </table:table-cell>
              <table:table-cell office:value-type="float" office:value="11.484">
                <text:p>11.484</text:p>
              </table:table-cell>
              <table:table-cell office:value-type="float" office:value="16.383">
                <text:p>16.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4cm" svg:y="0.316cm" chart:style-name="ch2">
          <text:p>5 classes</text:p>
        </chart:title>
        <chart:legend chart:legend-position="end" svg:x="13.788cm" svg:y="3.442cm" style:legend-expansion="high" chart:style-name="ch3"/>
        <chart:plot-area chart:style-name="ch4" table:cell-range-address="All_Allclasses_kappa_AgoldParAnnot25.B1:All_Allclasses_kappa_AgoldParAnnot25.Z1 All_Allclasses_kappa_AgoldParAnnot25.B7:All_Allclasses_kappa_AgoldParAnnot25.Z10" chart:data-source-has-labels="both" svg:x="1.321cm" svg:y="1.301cm" svg:width="12.147cm" svg:height="6.548cm">
          <chartooo:coordinate-region svg:x="1.953cm" svg:y="1.504cm" svg:width="11.418cm" svg:height="5.692cm"/>
          <chart:axis chart:dimension="x" chart:name="primary-x" chart:style-name="ch5" chartooo:axis-type="auto">
            <chartooo:date-scale/>
            <chart:title svg:x="5.844cm" svg:y="8.029cm" chart:style-name="ch6">
              <text:p>nombre d'annotateurs</text:p>
            </chart:title>
            <chart:categories table:cell-range-address="All_Allclasses_kappa_AgoldParAnnot25.C1:All_Allclasses_kappa_AgoldParAnnot25.Z1"/>
          </chart:axis>
          <chart:axis chart:dimension="y" chart:name="primary-y" chart:style-name="ch5">
            <chart:title svg:x="0.451cm" svg:y="5.839cm" chart:style-name="ch7">
              <text:p>% de modification</text:p>
            </chart:title>
            <chart:grid chart:style-name="ch8" chart:class="major"/>
          </chart:axis>
          <chart:series chart:style-name="ch9" chart:values-cell-range-address="All_Allclasses_kappa_AgoldParAnnot25.C7:All_Allclasses_kappa_AgoldParAnnot25.Z7" chart:label-cell-address="All_Allclasses_kappa_AgoldParAnnot25.B7:All_Allclasses_kappa_AgoldParAnnot25.B7" chart:class="chart:line">
            <chart:data-point chart:repeated="24"/>
          </chart:series>
          <chart:series chart:style-name="ch10" chart:values-cell-range-address="All_Allclasses_kappa_AgoldParAnnot25.C8:All_Allclasses_kappa_AgoldParAnnot25.Z8" chart:label-cell-address="All_Allclasses_kappa_AgoldParAnnot25.B8:All_Allclasses_kappa_AgoldParAnnot25.B8" chart:class="chart:line">
            <chart:data-point chart:repeated="24"/>
          </chart:series>
          <chart:series chart:style-name="ch11" chart:values-cell-range-address="All_Allclasses_kappa_AgoldParAnnot25.C9:All_Allclasses_kappa_AgoldParAnnot25.Z9" chart:label-cell-address="All_Allclasses_kappa_AgoldParAnnot25.B9:All_Allclasses_kappa_AgoldParAnnot25.B9" chart:class="chart:line">
            <chart:data-point chart:repeated="24"/>
          </chart:series>
          <chart:series chart:style-name="ch12" chart:values-cell-range-address="All_Allclasses_kappa_AgoldParAnnot25.C10:All_Allclasses_kappa_AgoldParAnnot25.Z10" chart:label-cell-address="All_Allclasses_kappa_AgoldParAnnot25.B10:All_Allclasses_kappa_AgoldParAnnot25.B10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25</text:p>
                <draw:g>
                  <svg:desc>All_Allclasses_kappa_AgoldParAnnot25.C1:All_Allclasses_kappa_AgoldParAnnot25.Z1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0,225</text:p>
                <draw:g>
                  <svg:desc>All_Allclasses_kappa_AgoldParAnnot25.B7:All_Allclasses_kappa_AgoldParAnnot25.B7</svg:desc>
                </draw:g>
              </table:table-cell>
              <table:table-cell office:value-type="float" office:value="0">
                <text:p>0</text:p>
                <draw:g>
                  <svg:desc>All_Allclasses_kappa_AgoldParAnnot25.C7:All_Allclasses_kappa_AgoldParAnnot25.Z7</svg:desc>
                </draw:g>
              </table:table-cell>
              <table:table-cell office:value-type="float" office:value="4.964">
                <text:p>4.964</text:p>
              </table:table-cell>
              <table:table-cell office:value-type="float" office:value="5.92">
                <text:p>5.92</text:p>
              </table:table-cell>
              <table:table-cell office:value-type="float" office:value="6.672">
                <text:p>6.672</text:p>
              </table:table-cell>
              <table:table-cell office:value-type="float" office:value="7.456">
                <text:p>7.456</text:p>
              </table:table-cell>
              <table:table-cell office:value-type="float" office:value="8.152">
                <text:p>8.152</text:p>
              </table:table-cell>
              <table:table-cell office:value-type="float" office:value="8.826">
                <text:p>8.826</text:p>
              </table:table-cell>
              <table:table-cell office:value-type="float" office:value="9.562">
                <text:p>9.562</text:p>
              </table:table-cell>
              <table:table-cell office:value-type="float" office:value="10.242">
                <text:p>10.242</text:p>
              </table:table-cell>
              <table:table-cell office:value-type="float" office:value="11.001">
                <text:p>11.001</text:p>
              </table:table-cell>
              <table:table-cell office:value-type="float" office:value="11.718">
                <text:p>11.718</text:p>
              </table:table-cell>
              <table:table-cell office:value-type="float" office:value="12.586">
                <text:p>12.586</text:p>
              </table:table-cell>
              <table:table-cell office:value-type="float" office:value="13.317">
                <text:p>13.317</text:p>
              </table:table-cell>
              <table:table-cell office:value-type="float" office:value="14.351">
                <text:p>14.351</text:p>
              </table:table-cell>
              <table:table-cell office:value-type="float" office:value="15.196">
                <text:p>15.196</text:p>
              </table:table-cell>
              <table:table-cell office:value-type="float" office:value="16.401">
                <text:p>16.401</text:p>
              </table:table-cell>
              <table:table-cell office:value-type="float" office:value="17.433">
                <text:p>17.433</text:p>
              </table:table-cell>
              <table:table-cell office:value-type="float" office:value="19.056">
                <text:p>19.056</text:p>
              </table:table-cell>
              <table:table-cell office:value-type="float" office:value="20.169">
                <text:p>20.169</text:p>
              </table:table-cell>
              <table:table-cell office:value-type="float" office:value="22.584">
                <text:p>22.584</text:p>
              </table:table-cell>
              <table:table-cell office:value-type="float" office:value="24.141">
                <text:p>24.141</text:p>
              </table:table-cell>
              <table:table-cell office:value-type="float" office:value="27.416">
                <text:p>27.416</text:p>
              </table:table-cell>
              <table:table-cell office:value-type="float" office:value="30.403">
                <text:p>30.403</text:p>
              </table:table-cell>
              <table:table-cell office:value-type="float" office:value="37.791">
                <text:p>37.791</text:p>
              </table:table-cell>
            </table:table-row>
            <table:table-row>
              <table:table-cell office:value-type="string">
                <text:p>0,226</text:p>
                <draw:g>
                  <svg:desc>All_Allclasses_kappa_AgoldParAnnot25.B8:All_Allclasses_kappa_AgoldParAnnot25.B8</svg:desc>
                </draw:g>
              </table:table-cell>
              <table:table-cell office:value-type="float" office:value="0">
                <text:p>0</text:p>
                <draw:g>
                  <svg:desc>All_Allclasses_kappa_AgoldParAnnot25.C8:All_Allclasses_kappa_AgoldParAnnot25.Z8</svg:desc>
                </draw:g>
              </table:table-cell>
              <table:table-cell office:value-type="float" office:value="4.613">
                <text:p>4.613</text:p>
              </table:table-cell>
              <table:table-cell office:value-type="float" office:value="5.307">
                <text:p>5.307</text:p>
              </table:table-cell>
              <table:table-cell office:value-type="float" office:value="6.569">
                <text:p>6.569</text:p>
              </table:table-cell>
              <table:table-cell office:value-type="float" office:value="7.366">
                <text:p>7.366</text:p>
              </table:table-cell>
              <table:table-cell office:value-type="float" office:value="8.461">
                <text:p>8.461</text:p>
              </table:table-cell>
              <table:table-cell office:value-type="float" office:value="9.283">
                <text:p>9.283</text:p>
              </table:table-cell>
              <table:table-cell office:value-type="float" office:value="10.382">
                <text:p>10.382</text:p>
              </table:table-cell>
              <table:table-cell office:value-type="float" office:value="11.288">
                <text:p>11.288</text:p>
              </table:table-cell>
              <table:table-cell office:value-type="float" office:value="12.355">
                <text:p>12.355</text:p>
              </table:table-cell>
              <table:table-cell office:value-type="float" office:value="13.369">
                <text:p>13.369</text:p>
              </table:table-cell>
              <table:table-cell office:value-type="float" office:value="14.524">
                <text:p>14.524</text:p>
              </table:table-cell>
              <table:table-cell office:value-type="float" office:value="15.553">
                <text:p>15.553</text:p>
              </table:table-cell>
              <table:table-cell office:value-type="float" office:value="16.89">
                <text:p>16.89</text:p>
              </table:table-cell>
              <table:table-cell office:value-type="float" office:value="18.066">
                <text:p>18.066</text:p>
              </table:table-cell>
              <table:table-cell office:value-type="float" office:value="19.499">
                <text:p>19.499</text:p>
              </table:table-cell>
              <table:table-cell office:value-type="float" office:value="20.935">
                <text:p>20.935</text:p>
              </table:table-cell>
              <table:table-cell office:value-type="float" office:value="22.772">
                <text:p>22.772</text:p>
              </table:table-cell>
              <table:table-cell office:value-type="float" office:value="24.22">
                <text:p>24.22</text:p>
              </table:table-cell>
              <table:table-cell office:value-type="float" office:value="26.877">
                <text:p>26.877</text:p>
              </table:table-cell>
              <table:table-cell office:value-type="float" office:value="28.818">
                <text:p>28.818</text:p>
              </table:table-cell>
              <table:table-cell office:value-type="float" office:value="32.031">
                <text:p>32.031</text:p>
              </table:table-cell>
              <table:table-cell office:value-type="float" office:value="35.353">
                <text:p>35.353</text:p>
              </table:table-cell>
              <table:table-cell office:value-type="float" office:value="42.453">
                <text:p>42.453</text:p>
              </table:table-cell>
            </table:table-row>
            <table:table-row>
              <table:table-cell office:value-type="string">
                <text:p>0,445</text:p>
                <draw:g>
                  <svg:desc>All_Allclasses_kappa_AgoldParAnnot25.B9:All_Allclasses_kappa_AgoldParAnnot25.B9</svg:desc>
                </draw:g>
              </table:table-cell>
              <table:table-cell office:value-type="float" office:value="0">
                <text:p>0</text:p>
                <draw:g>
                  <svg:desc>All_Allclasses_kappa_AgoldParAnnot25.C9:All_Allclasses_kappa_AgoldParAnnot25.Z9</svg:desc>
                </draw:g>
              </table:table-cell>
              <table:table-cell office:value-type="float" office:value="3.028">
                <text:p>3.028</text:p>
              </table:table-cell>
              <table:table-cell office:value-type="float" office:value="3.814">
                <text:p>3.814</text:p>
              </table:table-cell>
              <table:table-cell office:value-type="float" office:value="4.599">
                <text:p>4.599</text:p>
              </table:table-cell>
              <table:table-cell office:value-type="float" office:value="5.251">
                <text:p>5.251</text:p>
              </table:table-cell>
              <table:table-cell office:value-type="float" office:value="5.958">
                <text:p>5.958</text:p>
              </table:table-cell>
              <table:table-cell office:value-type="float" office:value="6.538">
                <text:p>6.538</text:p>
              </table:table-cell>
              <table:table-cell office:value-type="float" office:value="7.197">
                <text:p>7.197</text:p>
              </table:table-cell>
              <table:table-cell office:value-type="float" office:value="7.789">
                <text:p>7.789</text:p>
              </table:table-cell>
              <table:table-cell office:value-type="float" office:value="8.449">
                <text:p>8.449</text:p>
              </table:table-cell>
              <table:table-cell office:value-type="float" office:value="9.047">
                <text:p>9.047</text:p>
              </table:table-cell>
              <table:table-cell office:value-type="float" office:value="9.788">
                <text:p>9.788</text:p>
              </table:table-cell>
              <table:table-cell office:value-type="float" office:value="10.396">
                <text:p>10.396</text:p>
              </table:table-cell>
              <table:table-cell office:value-type="float" office:value="11.233">
                <text:p>11.233</text:p>
              </table:table-cell>
              <table:table-cell office:value-type="float" office:value="11.947">
                <text:p>11.947</text:p>
              </table:table-cell>
              <table:table-cell office:value-type="float" office:value="12.899">
                <text:p>12.899</text:p>
              </table:table-cell>
              <table:table-cell office:value-type="float" office:value="13.727">
                <text:p>13.727</text:p>
              </table:table-cell>
              <table:table-cell office:value-type="float" office:value="15.049">
                <text:p>15.049</text:p>
              </table:table-cell>
              <table:table-cell office:value-type="float" office:value="15.964">
                <text:p>15.964</text:p>
              </table:table-cell>
              <table:table-cell office:value-type="float" office:value="17.885">
                <text:p>17.885</text:p>
              </table:table-cell>
              <table:table-cell office:value-type="float" office:value="19.238">
                <text:p>19.238</text:p>
              </table:table-cell>
              <table:table-cell office:value-type="float" office:value="22.098">
                <text:p>22.098</text:p>
              </table:table-cell>
              <table:table-cell office:value-type="float" office:value="24.4">
                <text:p>24.4</text:p>
              </table:table-cell>
              <table:table-cell office:value-type="float" office:value="31.595">
                <text:p>31.595</text:p>
              </table:table-cell>
            </table:table-row>
            <table:table-row>
              <table:table-cell office:value-type="string">
                <text:p>0,492</text:p>
                <draw:g>
                  <svg:desc>All_Allclasses_kappa_AgoldParAnnot25.B10:All_Allclasses_kappa_AgoldParAnnot25.B10</svg:desc>
                </draw:g>
              </table:table-cell>
              <table:table-cell office:value-type="float" office:value="0">
                <text:p>0</text:p>
                <draw:g>
                  <svg:desc>All_Allclasses_kappa_AgoldParAnnot25.C10:All_Allclasses_kappa_AgoldParAnnot25.Z10</svg:desc>
                </draw:g>
              </table:table-cell>
              <table:table-cell office:value-type="float" office:value="1.525">
                <text:p>1.525</text:p>
              </table:table-cell>
              <table:table-cell office:value-type="float" office:value="2.223">
                <text:p>2.223</text:p>
              </table:table-cell>
              <table:table-cell office:value-type="float" office:value="2.955">
                <text:p>2.955</text:p>
              </table:table-cell>
              <table:table-cell office:value-type="float" office:value="3.545">
                <text:p>3.545</text:p>
              </table:table-cell>
              <table:table-cell office:value-type="float" office:value="4.12">
                <text:p>4.12</text:p>
              </table:table-cell>
              <table:table-cell office:value-type="float" office:value="4.638">
                <text:p>4.638</text:p>
              </table:table-cell>
              <table:table-cell office:value-type="float" office:value="5.199">
                <text:p>5.199</text:p>
              </table:table-cell>
              <table:table-cell office:value-type="float" office:value="5.707">
                <text:p>5.707</text:p>
              </table:table-cell>
              <table:table-cell office:value-type="float" office:value="6.294">
                <text:p>6.294</text:p>
              </table:table-cell>
              <table:table-cell office:value-type="float" office:value="6.828">
                <text:p>6.828</text:p>
              </table:table-cell>
              <table:table-cell office:value-type="float" office:value="7.491">
                <text:p>7.491</text:p>
              </table:table-cell>
              <table:table-cell office:value-type="float" office:value="8.047">
                <text:p>8.047</text:p>
              </table:table-cell>
              <table:table-cell office:value-type="float" office:value="8.838">
                <text:p>8.838</text:p>
              </table:table-cell>
              <table:table-cell office:value-type="float" office:value="9.49">
                <text:p>9.49</text:p>
              </table:table-cell>
              <table:table-cell office:value-type="float" office:value="10.437">
                <text:p>10.437</text:p>
              </table:table-cell>
              <table:table-cell office:value-type="float" office:value="11.236">
                <text:p>11.236</text:p>
              </table:table-cell>
              <table:table-cell office:value-type="float" office:value="12.528">
                <text:p>12.528</text:p>
              </table:table-cell>
              <table:table-cell office:value-type="float" office:value="13.438">
                <text:p>13.438</text:p>
              </table:table-cell>
              <table:table-cell office:value-type="float" office:value="15.351">
                <text:p>15.351</text:p>
              </table:table-cell>
              <table:table-cell office:value-type="float" office:value="16.633">
                <text:p>16.633</text:p>
              </table:table-cell>
              <table:table-cell office:value-type="float" office:value="19.398">
                <text:p>19.398</text:p>
              </table:table-cell>
              <table:table-cell office:value-type="float" office:value="21.608">
                <text:p>21.608</text:p>
              </table:table-cell>
              <table:table-cell office:value-type="float" office:value="28.648">
                <text:p>28.6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